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ext-properties fo:color="#FF0000"/>
    </style:style>
    <style:style style:name="ce3" style:family="table-cell" style:parent-style-name="Default" style:data-style-name="N37">
      <style:text-properties fo:color="#000000"/>
    </style:style>
    <style:style style:name="ce4" style:family="table-cell" style:parent-style-name="Default" style:data-style-name="N2"/>
    <style:style style:name="ce5" style:family="table-cell" style:parent-style-name="Default" style:data-style-name="N45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style-name="ce6">
            <text:p>Sim</text:p>
          </table:table-cell>
          <table:table-cell table:number-columns-repeated="2" table:style-name="ce6"/>
          <table:table-cell office:value-type="string" table:style-name="ce6">
            <text:p>autosaxs</text:p>
          </table:table-cell>
          <table:table-cell table:number-columns-repeated="3" table:style-name="ce6"/>
          <table:table-cell office:value-type="string" table:style-name="ce6">
            <text:p>autosaxs (analytical)</text:p>
          </table:table-cell>
          <table:table-cell table:number-columns-repeated="3" table:style-name="ce6"/>
          <table:table-cell office:value-type="string" table:style-name="ce6">
            <text:p>autosaxs (analytical, other seed)</text:p>
          </table:table-cell>
          <table:table-cell table:number-columns-repeated="3" table:style-name="ce6"/>
          <table:table-cell table:number-columns-repeated="16368"/>
        </table:table-row>
        <table:table-row table:style-name="ro1">
          <table:table-cell/>
          <table:table-cell office:value-type="string" table:style-name="ce6">
            <text:p>R</text:p>
          </table:table-cell>
          <table:table-cell office:value-type="string" table:style-name="ce6">
            <text:p>s</text:p>
          </table:table-cell>
          <table:table-cell office:value-type="string" table:style-name="ce6">
            <text:p>s2</text:p>
          </table:table-cell>
          <table:table-cell office:value-type="string" table:style-name="ce6">
            <text:p>R</text:p>
          </table:table-cell>
          <table:table-cell office:value-type="string" table:style-name="ce6">
            <text:p>s2</text:p>
          </table:table-cell>
          <table:table-cell office:value-type="string" table:style-name="ce6">
            <text:p>dR/R in %</text:p>
          </table:table-cell>
          <table:table-cell office:value-type="string" table:style-name="ce6">
            <text:p>ds2 in %</text:p>
          </table:table-cell>
          <table:table-cell office:value-type="string" table:style-name="ce6">
            <text:p>R</text:p>
          </table:table-cell>
          <table:table-cell office:value-type="string" table:style-name="ce6">
            <text:p>s2</text:p>
          </table:table-cell>
          <table:table-cell office:value-type="string" table:style-name="ce6">
            <text:p>dR/R in %</text:p>
          </table:table-cell>
          <table:table-cell office:value-type="string" table:style-name="ce6">
            <text:p>ds2 in %</text:p>
          </table:table-cell>
          <table:table-cell office:value-type="string" table:style-name="ce6">
            <text:p>R</text:p>
          </table:table-cell>
          <table:table-cell office:value-type="string" table:style-name="ce6">
            <text:p>s2</text:p>
          </table:table-cell>
          <table:table-cell office:value-type="string" table:style-name="ce6">
            <text:p>dR/R in %</text:p>
          </table:table-cell>
          <table:table-cell office:value-type="string" table:style-name="ce6">
            <text:p>ds2 in %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.1" table:formula="of:=0.1" table:style-name="ce1">
            <text:p>0,1</text:p>
          </table:table-cell>
          <table:table-cell office:value-type="float" office:value="9.9997500135402054E-3" table:formula="of:=SQRT(LN([.C3]^2/[.B3]^2 +1))" table:style-name="ce3">
            <text:p>0,010</text:p>
          </table:table-cell>
          <table:table-cell office:value-type="float" office:value="10.011882999999999" table:style-name="ce1">
            <text:p>10,011883</text:p>
          </table:table-cell>
          <table:table-cell office:value-type="float" office:value="1.0091045999999999E-2" table:style-name="ce1">
            <text:p>0,010091046</text:p>
          </table:table-cell>
          <table:table-cell office:value-type="float" office:value="0.118829999999992" table:formula="of:=ABS([.E3]-[.B3])/[.B3] * 100" table:style-name="ce4">
            <text:p>0,12</text:p>
          </table:table-cell>
          <table:table-cell office:value-type="float" office:value="0.91298268792894077" table:formula="of:=ABS([.F3]-[.D3])/[.D3] * 100" table:style-name="ce4">
            <text:p>0,91</text:p>
          </table:table-cell>
          <table:table-cell office:value-type="float" office:value="10.0169" table:style-name="ce5">
            <text:p>10,017</text:p>
          </table:table-cell>
          <table:table-cell office:value-type="float" office:value="9.8213699999999994E-3" table:style-name="ce5">
            <text:p>0,010</text:p>
          </table:table-cell>
          <table:table-cell office:value-type="float" office:value="0.16899999999999693" table:formula="of:=ABS([.I3]-[.$B3])/[.$B3] * 100" table:style-name="ce4">
            <text:p>0,17</text:p>
          </table:table-cell>
          <table:table-cell office:value-type="float" office:value="1.7838447291049246" table:formula="of:=ABS([.J3]-[.$D3])/[.$D3] * 100" table:style-name="ce4">
            <text:p>1,78</text:p>
          </table:table-cell>
          <table:table-cell table:number-columns-repeated="2" table:style-name="ce5"/>
          <table:table-cell office:value-type="float" office:value="100" table:formula="of:=ABS([.M3]-[.$B3])/[.$B3] * 100" table:style-name="ce4">
            <text:p>100,00</text:p>
          </table:table-cell>
          <table:table-cell office:value-type="float" office:value="100" table:formula="of:=ABS([.N3]-[.$D3])/[.$D3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.3" table:style-name="ce1">
            <text:p>0,3</text:p>
          </table:table-cell>
          <table:table-cell office:value-type="float" office:value="2.9993253288631328E-2" table:formula="of:=SQRT(LN([.C4]^2/[.B4]^2 +1))" table:style-name="ce3">
            <text:p>0,030</text:p>
          </table:table-cell>
          <table:table-cell office:value-type="float" office:value="10.009007" table:style-name="ce1">
            <text:p>10,009007</text:p>
          </table:table-cell>
          <table:table-cell office:value-type="float" office:value="3.0776999999999999E-2" table:style-name="ce1">
            <text:p>0,030777</text:p>
          </table:table-cell>
          <table:table-cell office:value-type="float" office:value="9.0070000000004313E-2" table:formula="of:=ABS([.E4]-[.B4])/[.B4] * 100" table:style-name="ce4">
            <text:p>0,09</text:p>
          </table:table-cell>
          <table:table-cell office:value-type="float" office:value="2.613076693703456" table:formula="of:=ABS([.F4]-[.D4])/[.D4] * 100" table:style-name="ce4">
            <text:p>2,61</text:p>
          </table:table-cell>
          <table:table-cell office:value-type="float" office:value="9.9976149999999997" table:style-name="ce5">
            <text:p>9,998</text:p>
          </table:table-cell>
          <table:table-cell office:value-type="float" office:value="3.0676800000000001E-2" table:style-name="ce5">
            <text:p>0,031</text:p>
          </table:table-cell>
          <table:table-cell office:value-type="float" office:value="2.3850000000003035E-2" table:formula="of:=ABS([.I4]-[.$B4])/[.$B4] * 100" table:style-name="ce4">
            <text:p>0,02</text:p>
          </table:table-cell>
          <table:table-cell office:value-type="float" office:value="2.2790015634208136" table:formula="of:=ABS([.J4]-[.$D4])/[.$D4] * 100" table:style-name="ce4">
            <text:p>2,28</text:p>
          </table:table-cell>
          <table:table-cell table:number-columns-repeated="2" table:style-name="ce5"/>
          <table:table-cell office:value-type="float" office:value="100" table:formula="of:=ABS([.M4]-[.$B4])/[.$B4] * 100" table:style-name="ce4">
            <text:p>100,00</text:p>
          </table:table-cell>
          <table:table-cell office:value-type="float" office:value="100" table:formula="of:=ABS([.N4]-[.$D4])/[.$D4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.9751345119592702E-2" table:formula="of:=SQRT(LN([.C5]^2/[.B5]^2 +1))" table:style-name="ce3">
            <text:p>0,100</text:p>
          </table:table-cell>
          <table:table-cell office:value-type="float" office:value="9.9393530000000005" table:style-name="ce1">
            <text:p>9,939353</text:p>
          </table:table-cell>
          <table:table-cell office:value-type="float" office:value="9.9514099999999994E-2" table:style-name="ce1">
            <text:p>0,0995141</text:p>
          </table:table-cell>
          <table:table-cell office:value-type="float" office:value="0.60646999999999451" table:formula="of:=ABS([.E5]-[.B5])/[.B5] * 100" table:style-name="ce4">
            <text:p>0,61</text:p>
          </table:table-cell>
          <table:table-cell office:value-type="float" office:value="0.23783651168640652" table:formula="of:=ABS([.F5]-[.D5])/[.D5] * 100" table:style-name="ce4">
            <text:p>0,24</text:p>
          </table:table-cell>
          <table:table-cell office:value-type="float" office:value="9.9740000000000002" table:style-name="ce5">
            <text:p>9,974</text:p>
          </table:table-cell>
          <table:table-cell office:value-type="float" office:value="9.6972000000000003E-2" table:style-name="ce5">
            <text:p>0,097</text:p>
          </table:table-cell>
          <table:table-cell office:value-type="float" office:value="0.25999999999999801" table:formula="of:=ABS([.I5]-[.$B5])/[.$B5] * 100" table:style-name="ce4">
            <text:p>0,26</text:p>
          </table:table-cell>
          <table:table-cell office:value-type="float" office:value="2.7862733241947963" table:formula="of:=ABS([.J5]-[.$D5])/[.$D5] * 100" table:style-name="ce4">
            <text:p>2,79</text:p>
          </table:table-cell>
          <table:table-cell table:number-columns-repeated="2" table:style-name="ce5"/>
          <table:table-cell office:value-type="float" office:value="100" table:formula="of:=ABS([.M5]-[.$B5])/[.$B5] * 100" table:style-name="ce4">
            <text:p>100,00</text:p>
          </table:table-cell>
          <table:table-cell office:value-type="float" office:value="100" table:formula="of:=ABS([.N5]-[.$D5])/[.$D5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29356037920852401" table:formula="of:=SQRT(LN([.C6]^2/[.B6]^2 +1))" table:style-name="ce3">
            <text:p>0,294</text:p>
          </table:table-cell>
          <table:table-cell office:value-type="float" office:value="9.7144080000000006" table:style-name="ce1">
            <text:p>9,714408</text:p>
          </table:table-cell>
          <table:table-cell office:value-type="float" office:value="0.29216700000000001" table:style-name="ce1">
            <text:p>0,292167</text:p>
          </table:table-cell>
          <table:table-cell office:value-type="float" office:value="2.855919999999994" table:formula="of:=ABS([.E6]-[.B6])/[.B6] * 100" table:style-name="ce4">
            <text:p>2,86</text:p>
          </table:table-cell>
          <table:table-cell office:value-type="float" office:value="0.47464825201572869" table:formula="of:=ABS([.F6]-[.D6])/[.D6] * 100" table:style-name="ce4">
            <text:p>0,47</text:p>
          </table:table-cell>
          <table:table-cell office:value-type="float" office:value="9.1706000000000003" table:style-name="ce5">
            <text:p>9,171</text:p>
          </table:table-cell>
          <table:table-cell office:value-type="float" office:value="0.31416500000000003" table:style-name="ce5">
            <text:p>0,314</text:p>
          </table:table-cell>
          <table:table-cell office:value-type="float" office:value="8.2939999999999969" table:formula="of:=ABS([.I6]-[.$B6])/[.$B6] * 100" table:style-name="ce4">
            <text:p>8,29</text:p>
          </table:table-cell>
          <table:table-cell office:value-type="float" office:value="7.0188697967446023" table:formula="of:=ABS([.J6]-[.$D6])/[.$D6] * 100" table:style-name="ce4">
            <text:p>7,02</text:p>
          </table:table-cell>
          <table:table-cell table:number-columns-repeated="2" table:style-name="ce5"/>
          <table:table-cell office:value-type="float" office:value="100" table:formula="of:=ABS([.M6]-[.$B6])/[.$B6] * 100" table:style-name="ce4">
            <text:p>100,00</text:p>
          </table:table-cell>
          <table:table-cell office:value-type="float" office:value="100" table:formula="of:=ABS([.N6]-[.$D6])/[.$D6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0.1" table:formula="of:=0.1" table:style-name="ce1">
            <text:p>0,1</text:p>
          </table:table-cell>
          <table:table-cell office:value-type="float" office:value="3.9999840001406651E-3" table:formula="of:=SQRT(LN([.C7]^2/[.B7]^2 +1))" table:style-name="ce3">
            <text:p>0,004</text:p>
          </table:table-cell>
          <table:table-cell office:value-type="float" office:value="25.027000000000001" table:style-name="ce1">
            <text:p>25,027</text:p>
          </table:table-cell>
          <table:table-cell office:value-type="float" office:value="5.8101289999999998E-3" table:style-name="ce1">
            <text:p>0,005810129</text:p>
          </table:table-cell>
          <table:table-cell office:value-type="float" office:value="0.10800000000000409" table:formula="of:=ABS([.E7]-[.B7])/[.B7] * 100" table:style-name="ce4">
            <text:p>0,11</text:p>
          </table:table-cell>
          <table:table-cell office:value-type="float" office:value="45.253806010116001" table:formula="of:=ABS([.F7]-[.D7])/[.D7] * 100" table:style-name="ce4">
            <text:p>45,25</text:p>
          </table:table-cell>
          <table:table-cell office:value-type="float" office:value="25.038139999999999" table:style-name="ce5">
            <text:p>25,038</text:p>
          </table:table-cell>
          <table:table-cell office:value-type="float" office:value="4.0033899999999999E-3" table:style-name="ce5">
            <text:p>0,004</text:p>
          </table:table-cell>
          <table:table-cell office:value-type="float" office:value="0.15255999999999403" table:formula="of:=ABS([.I7]-[.$B7])/[.$B7] * 100" table:style-name="ce4">
            <text:p>0,15</text:p>
          </table:table-cell>
          <table:table-cell office:value-type="float" office:value="8.5150337081724189E-2" table:formula="of:=ABS([.J7]-[.$D7])/[.$D7] * 100" table:style-name="ce4">
            <text:p>0,09</text:p>
          </table:table-cell>
          <table:table-cell table:number-columns-repeated="2" table:style-name="ce5"/>
          <table:table-cell office:value-type="float" office:value="100" table:formula="of:=ABS([.M7]-[.$B7])/[.$B7] * 100" table:style-name="ce4">
            <text:p>100,00</text:p>
          </table:table-cell>
          <table:table-cell office:value-type="float" office:value="100" table:formula="of:=ABS([.N7]-[.$D7])/[.$D7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0.3" table:style-name="ce1">
            <text:p>0,3</text:p>
          </table:table-cell>
          <table:table-cell office:value-type="float" office:value="1.1999568033689484E-2" table:formula="of:=SQRT(LN([.C8]^2/[.B8]^2 +1))" table:style-name="ce3">
            <text:p>0,012</text:p>
          </table:table-cell>
          <table:table-cell office:value-type="float" office:value="25.017759999999999" table:style-name="ce1">
            <text:p>25,01776</text:p>
          </table:table-cell>
          <table:table-cell office:value-type="float" office:value="1.2875559999999999E-2" table:style-name="ce1">
            <text:p>0,01287556</text:p>
          </table:table-cell>
          <table:table-cell office:value-type="float" office:value="7.1039999999996439E-2" table:formula="of:=ABS([.E8]-[.B8])/[.B8] * 100" table:style-name="ce4">
            <text:p>0,07</text:p>
          </table:table-cell>
          <table:table-cell office:value-type="float" office:value="7.3001958391428534" table:formula="of:=ABS([.F8]-[.D8])/[.D8] * 100" table:style-name="ce4">
            <text:p>7,30</text:p>
          </table:table-cell>
          <table:table-cell office:value-type="float" office:value="25.040970000000002" table:style-name="ce5">
            <text:p>25,041</text:p>
          </table:table-cell>
          <table:table-cell office:value-type="float" office:value="1.2045709999999999E-2" table:style-name="ce5">
            <text:p>0,012</text:p>
          </table:table-cell>
          <table:table-cell office:value-type="float" office:value="0.16388000000000602" table:formula="of:=ABS([.I8]-[.$B8])/[.$B8] * 100" table:style-name="ce4">
            <text:p>0,16</text:p>
          </table:table-cell>
          <table:table-cell office:value-type="float" office:value="0.38453022792961611" table:formula="of:=ABS([.J8]-[.$D8])/[.$D8] * 100" table:style-name="ce4">
            <text:p>0,38</text:p>
          </table:table-cell>
          <table:table-cell table:number-columns-repeated="2" table:style-name="ce5"/>
          <table:table-cell office:value-type="float" office:value="100" table:formula="of:=ABS([.M8]-[.$B8])/[.$B8] * 100" table:style-name="ce4">
            <text:p>100,00</text:p>
          </table:table-cell>
          <table:table-cell office:value-type="float" office:value="100" table:formula="of:=ABS([.N8]-[.$D8])/[.$D8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.9984013851751724E-2" table:formula="of:=SQRT(LN([.C9]^2/[.B9]^2 +1))" table:style-name="ce3">
            <text:p>0,040</text:p>
          </table:table-cell>
          <table:table-cell office:value-type="float" office:value="25.010470000000002" table:style-name="ce1">
            <text:p>25,01047</text:p>
          </table:table-cell>
          <table:table-cell office:value-type="float" office:value="3.8454599999999999E-2" table:style-name="ce1">
            <text:p>0,0384546</text:p>
          </table:table-cell>
          <table:table-cell office:value-type="float" office:value="4.1880000000006135E-2" table:formula="of:=ABS([.E9]-[.B9])/[.B9] * 100" table:style-name="ce4">
            <text:p>0,04</text:p>
          </table:table-cell>
          <table:table-cell office:value-type="float" office:value="3.8250633301156696" table:formula="of:=ABS([.F9]-[.D9])/[.D9] * 100" table:style-name="ce4">
            <text:p>3,83</text:p>
          </table:table-cell>
          <table:table-cell office:value-type="float" office:value="25.011579999999999" table:style-name="ce5">
            <text:p>25,012</text:p>
          </table:table-cell>
          <table:table-cell office:value-type="float" office:value="4.02548E-2" table:style-name="ce5">
            <text:p>0,040</text:p>
          </table:table-cell>
          <table:table-cell office:value-type="float" office:value="4.6319999999994366E-2" table:formula="of:=ABS([.I9]-[.$B9])/[.$B9] * 100" table:style-name="ce4">
            <text:p>0,05</text:p>
          </table:table-cell>
          <table:table-cell office:value-type="float" office:value="0.67723603051026227" table:formula="of:=ABS([.J9]-[.$D9])/[.$D9] * 100" table:style-name="ce4">
            <text:p>0,68</text:p>
          </table:table-cell>
          <table:table-cell table:number-columns-repeated="2" table:style-name="ce5"/>
          <table:table-cell office:value-type="float" office:value="100" table:formula="of:=ABS([.M9]-[.$B9])/[.$B9] * 100" table:style-name="ce4">
            <text:p>100,00</text:p>
          </table:table-cell>
          <table:table-cell office:value-type="float" office:value="100" table:formula="of:=ABS([.N9]-[.$D9])/[.$D9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11957133728793198" table:formula="of:=SQRT(LN([.C10]^2/[.B10]^2 +1))" table:style-name="ce3">
            <text:p>0,120</text:p>
          </table:table-cell>
          <table:table-cell office:value-type="float" office:value="24.822099999999999" table:style-name="ce1">
            <text:p>24,8221</text:p>
          </table:table-cell>
          <table:table-cell office:value-type="float" office:value="0.12167776" table:style-name="ce1">
            <text:p>0,12167776</text:p>
          </table:table-cell>
          <table:table-cell office:value-type="float" office:value="0.71160000000000423" table:formula="of:=ABS([.E10]-[.B10])/[.B10] * 100" table:style-name="ce4">
            <text:p>0,71</text:p>
          </table:table-cell>
          <table:table-cell office:value-type="float" office:value="1.7616451900974166" table:formula="of:=ABS([.F10]-[.D10])/[.D10] * 100" table:style-name="ce4">
            <text:p>1,76</text:p>
          </table:table-cell>
          <table:table-cell office:value-type="float" office:value="25.115500000000001" table:style-name="ce5">
            <text:p>25,116</text:p>
          </table:table-cell>
          <table:table-cell office:value-type="float" office:value="0.12136" table:style-name="ce5">
            <text:p>0,121</text:p>
          </table:table-cell>
          <table:table-cell office:value-type="float" office:value="0.4620000000000033" table:formula="of:=ABS([.I10]-[.$B10])/[.$B10] * 100" table:style-name="ce4">
            <text:p>0,46</text:p>
          </table:table-cell>
          <table:table-cell office:value-type="float" office:value="1.4958958832758134" table:formula="of:=ABS([.J10]-[.$D10])/[.$D10] * 100" table:style-name="ce4">
            <text:p>1,50</text:p>
          </table:table-cell>
          <table:table-cell table:number-columns-repeated="2" table:style-name="ce5"/>
          <table:table-cell office:value-type="float" office:value="100" table:formula="of:=ABS([.M10]-[.$B10])/[.$B10] * 100" table:style-name="ce4">
            <text:p>100,00</text:p>
          </table:table-cell>
          <table:table-cell office:value-type="float" office:value="100" table:formula="of:=ABS([.N10]-[.$D10])/[.$D10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0.1" table:formula="of:=0.1" table:style-name="ce1">
            <text:p>0,1</text:p>
          </table:table-cell>
          <table:table-cell office:value-type="float" office:value="1.9999979999775781E-3" table:formula="of:=SQRT(LN([.C11]^2/[.B11]^2 +1))" table:style-name="ce3">
            <text:p>0,002</text:p>
          </table:table-cell>
          <table:table-cell office:value-type="float" office:value="50.048169999999999" table:style-name="ce1">
            <text:p>50,04817</text:p>
          </table:table-cell>
          <table:table-cell office:value-type="float" office:value="4.8315800000000002E-3" table:style-name="ce1">
            <text:p>0,00483158</text:p>
          </table:table-cell>
          <table:table-cell office:value-type="float" office:value="9.6339999999997872E-2" table:formula="of:=ABS([.E11]-[.B11])/[.B11] * 100" table:style-name="ce4">
            <text:p>0,10</text:p>
          </table:table-cell>
          <table:table-cell office:value-type="float" office:value="141.57924158194993" table:formula="of:=ABS([.F11]-[.D11])/[.D11] * 100" table:style-name="ce4">
            <text:p>141,58</text:p>
          </table:table-cell>
          <table:table-cell office:value-type="float" office:value="50.074400400000002" table:style-name="ce5">
            <text:p>50,074</text:p>
          </table:table-cell>
          <table:table-cell office:value-type="float" office:value="1.9838299999999998E-3" table:style-name="ce5">
            <text:p>0,002</text:p>
          </table:table-cell>
          <table:table-cell office:value-type="float" office:value="0.14880080000000362" table:formula="of:=ABS([.I11]-[.$B11])/[.$B11] * 100" table:style-name="ce4">
            <text:p>0,15</text:p>
          </table:table-cell>
          <table:table-cell office:value-type="float" office:value="0.8084008072887835" table:formula="of:=ABS([.J11]-[.$D11])/[.$D11] * 100" table:style-name="ce4">
            <text:p>0,81</text:p>
          </table:table-cell>
          <table:table-cell table:number-columns-repeated="2" table:style-name="ce5"/>
          <table:table-cell office:value-type="float" office:value="100" table:formula="of:=ABS([.M11]-[.$B11])/[.$B11] * 100" table:style-name="ce4">
            <text:p>100,00</text:p>
          </table:table-cell>
          <table:table-cell office:value-type="float" office:value="100" table:formula="of:=ABS([.N11]-[.$D11])/[.$D11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0.3" table:style-name="ce1">
            <text:p>0,3</text:p>
          </table:table-cell>
          <table:table-cell office:value-type="float" office:value="5.9999460010467225E-3" table:formula="of:=SQRT(LN([.C12]^2/[.B12]^2 +1))" table:style-name="ce3">
            <text:p>0,006</text:p>
          </table:table-cell>
          <table:table-cell office:value-type="float" office:value="50.050759999999997" table:style-name="ce1">
            <text:p>50,05076</text:p>
          </table:table-cell>
          <table:table-cell office:value-type="float" office:value="7.7114000000000002E-3" table:style-name="ce1">
            <text:p>0,0077114</text:p>
          </table:table-cell>
          <table:table-cell office:value-type="float" office:value="0.10151999999999362" table:formula="of:=ABS([.E12]-[.B12])/[.B12] * 100" table:style-name="ce4">
            <text:p>0,10</text:p>
          </table:table-cell>
          <table:table-cell office:value-type="float" office:value="28.524490031322035" table:formula="of:=ABS([.F12]-[.D12])/[.D12] * 100" table:style-name="ce4">
            <text:p>28,52</text:p>
          </table:table-cell>
          <table:table-cell office:value-type="float" office:value="50.076436997999998" table:style-name="ce5">
            <text:p>50,076</text:p>
          </table:table-cell>
          <table:table-cell office:value-type="float" office:value="6.0625999999999996E-3" table:style-name="ce5">
            <text:p>0,006</text:p>
          </table:table-cell>
          <table:table-cell office:value-type="float" office:value="0.15287399599999674" table:formula="of:=ABS([.I12]-[.$B12])/[.$B12] * 100" table:style-name="ce4">
            <text:p>0,15</text:p>
          </table:table-cell>
          <table:table-cell office:value-type="float" office:value="1.044242713890204" table:formula="of:=ABS([.J12]-[.$D12])/[.$D12] * 100" table:style-name="ce4">
            <text:p>1,04</text:p>
          </table:table-cell>
          <table:table-cell table:number-columns-repeated="2" table:style-name="ce5"/>
          <table:table-cell office:value-type="float" office:value="100" table:formula="of:=ABS([.M12]-[.$B12])/[.$B12] * 100" table:style-name="ce4">
            <text:p>100,00</text:p>
          </table:table-cell>
          <table:table-cell office:value-type="float" office:value="100" table:formula="of:=ABS([.N12]-[.$D12])/[.$D12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.9998000433215601E-2" table:formula="of:=SQRT(LN([.C13]^2/[.B13]^2 +1))" table:style-name="ce3">
            <text:p>0,020</text:p>
          </table:table-cell>
          <table:table-cell office:value-type="float" office:value="50.046010000000003" table:style-name="ce1">
            <text:p>50,04601</text:p>
          </table:table-cell>
          <table:table-cell office:value-type="float" office:value="2.0496799999999999E-2" table:style-name="ce1">
            <text:p>0,0204968</text:p>
          </table:table-cell>
          <table:table-cell office:value-type="float" office:value="9.2020000000005098E-2" table:formula="of:=ABS([.E13]-[.B13])/[.B13] * 100" table:style-name="ce4">
            <text:p>0,09</text:p>
          </table:table-cell>
          <table:table-cell office:value-type="float" office:value="2.494247204615113" table:formula="of:=ABS([.F13]-[.D13])/[.D13] * 100" table:style-name="ce4">
            <text:p>2,49</text:p>
          </table:table-cell>
          <table:table-cell office:value-type="float" office:value="50.094873800000002" table:style-name="ce5">
            <text:p>50,095</text:p>
          </table:table-cell>
          <table:table-cell office:value-type="float" office:value="1.9407000000000001E-2" table:style-name="ce5">
            <text:p>0,019</text:p>
          </table:table-cell>
          <table:table-cell office:value-type="float" office:value="0.18974760000000401" table:formula="of:=ABS([.I13]-[.$B13])/[.$B13] * 100" table:style-name="ce4">
            <text:p>0,19</text:p>
          </table:table-cell>
          <table:table-cell office:value-type="float" office:value="2.9552976318271309" table:formula="of:=ABS([.J13]-[.$D13])/[.$D13] * 100" table:style-name="ce4">
            <text:p>2,96</text:p>
          </table:table-cell>
          <table:table-cell table:number-columns-repeated="2" table:style-name="ce5"/>
          <table:table-cell office:value-type="float" office:value="100" table:formula="of:=ABS([.M13]-[.$B13])/[.$B13] * 100" table:style-name="ce4">
            <text:p>100,00</text:p>
          </table:table-cell>
          <table:table-cell office:value-type="float" office:value="100" table:formula="of:=ABS([.N13]-[.$D13])/[.$D13] * 100" table:style-name="ce4">
            <text:p>10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5.994610504553418E-2" table:formula="of:=SQRT(LN([.C14]^2/[.B14]^2 +1))" table:style-name="ce3">
            <text:p>0,060</text:p>
          </table:table-cell>
          <table:table-cell office:value-type="float" office:value="49.930001599999997" table:style-name="ce1">
            <text:p>49,9300016</text:p>
          </table:table-cell>
          <table:table-cell office:value-type="float" office:value="5.7722999999999997E-2" table:style-name="ce1">
            <text:p>0,057723</text:p>
          </table:table-cell>
          <table:table-cell office:value-type="float" office:value="0.13999680000000581" table:formula="of:=ABS([.E14]-[.B14])/[.B14] * 100" table:style-name="ce4">
            <text:p>0,14</text:p>
          </table:table-cell>
          <table:table-cell office:value-type="float" office:value="3.7085062388049157" table:formula="of:=ABS([.F14]-[.D14])/[.D14] * 100" table:style-name="ce4">
            <text:p>3,71</text:p>
          </table:table-cell>
          <table:table-cell office:value-type="float" office:value="49.909138800000001" table:style-name="ce5">
            <text:p>49,909</text:p>
          </table:table-cell>
          <table:table-cell office:value-type="float" office:value="5.8909000000000003E-2" table:style-name="ce5">
            <text:p>0,059</text:p>
          </table:table-cell>
          <table:table-cell office:value-type="float" office:value="0.18172239999999817" table:formula="of:=ABS([.I14]-[.$B14])/[.$B14] * 100" table:style-name="ce4">
            <text:p>0,18</text:p>
          </table:table-cell>
          <table:table-cell office:value-type="float" office:value="1.7300624364942598" table:formula="of:=ABS([.J14]-[.$D14])/[.$D14] * 100" table:style-name="ce4">
            <text:p>1,73</text:p>
          </table:table-cell>
          <table:table-cell table:number-columns-repeated="2" table:style-name="ce5"/>
          <table:table-cell office:value-type="float" office:value="100" table:formula="of:=ABS([.M14]-[.$B14])/[.$B14] * 100" table:style-name="ce4">
            <text:p>100,00</text:p>
          </table:table-cell>
          <table:table-cell office:value-type="float" office:value="100" table:formula="of:=ABS([.N14]-[.$D14])/[.$D14] * 100" table:style-name="ce4">
            <text:p>100,0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7">
      <number:number number:decimal-places="3" number:min-decimal-places="3" number:min-integer-digits="1"/>
    </number:number-style>
    <number:number-style style:name="N45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Anatoli Ulmer</meta:initial-creator>
    <dc:creator>Anatoli Ulmer</dc:creator>
    <meta:creation-date>2025-10-06T16:19:25Z</meta:creation-date>
    <dc:date>2025-10-07T09:45:00Z</dc:date>
    <meta:editing-duration>PT0S</meta:editing-duration>
  </office:meta>
</office:document-meta>
</file>